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SCV page</text:p>
          </table:table-cell>
          <table:table-cell table:style-name="ce92" office:value-type="string">
            <text:p><text:span text:style-name="T7">- Select </text:span><text:span text:style-name="T8">Site Editor → Add new page </text:span></text:p>
            <text:p><text:span text:style-name="T9">- Put title, name for new page</text:span></text:p>
            <text:p><text:span text:style-name="T9">- Drag and drop 1 Content Detail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SCV page</text:p>
          </table:table-cell>
          <table:table-cell table:style-name="ce92" office:value-type="string">
            <text:p><text:span text:style-name="T7">- Select </text:span><text:span text:style-name="T8">Site Editor → <text:s/>Add new page </text:span></text:p>
            <text:p><text:span text:style-name="T9">- Put title, name for new page</text:span></text:p>
            <text:p><text:span text:style-name="T9">- Drag and drop 1 Content List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Site Administration → Content Presentation → <text:s/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Site Administration → Content Presentation → <text:s/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Site Administration → Content Presentation → <text:s/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5:07:10</dc:date>
    <meta:print-date>2008-06-17T00:45:47</meta:print-date>
    <meta:editing-cycles>765</meta:editing-cycles>
    <meta:editing-duration>PT302H18M28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